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C0000017F28A21D5CC7A260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.172cm, 2.587cm, 0.3cm, 9.14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5.7cm" svg:height="9.976cm" svg:x="2.15cm" svg:y="0.012cm">
          <draw:image xlink:href="Pictures/100002010000028C0000017F28A21D5CC7A2601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5T21:19:20.387000000</meta:creation-date>
    <dc:date>2021-05-15T21:56:51.360000000</dc:date>
    <meta:editing-duration>PT1M34S</meta:editing-duration>
    <meta:editing-cycles>1</meta:editing-cycles>
    <meta:document-statistic meta:object-count="1"/>
    <meta:generator>LibreOffice/7.0.5.2$Windows_X86_64 LibreOffice_project/64390860c6cd0aca4beafafcfd84613dd9dfb63a</meta:generator>
  </office:meta>
</office:document-meta>
</file>